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Arial" fo:font-size="10pt" officeooo:paragraph-rsid="00095ee0" style:font-size-asian="10pt" style:font-size-complex="10pt"/>
    </style:style>
    <style:style style:name="P4" style:family="paragraph" style:parent-style-name="Standard">
      <style:paragraph-properties fo:line-height="100%"/>
      <style:text-properties style:font-name="Arial" fo:font-size="10pt" officeooo:paragraph-rsid="0007c7e8" style:font-size-asian="10pt" style:font-size-complex="10pt"/>
    </style:style>
    <style:style style:name="P5" style:family="paragraph" style:parent-style-name="Standard">
      <style:paragraph-properties fo:line-height="100%" fo:text-align="start" style:justify-single-word="false"/>
      <style:text-properties style:font-name="Arial" fo:font-size="10pt" officeooo:paragraph-rsid="00095ee0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Arial" fo:font-size="10pt" officeooo:paragraph-rsid="00095ee0" style:font-size-asian="10pt" style:font-size-complex="10pt"/>
    </style:style>
    <style:style style:name="P7" style:family="paragraph" style:parent-style-name="Standard">
      <style:paragraph-properties fo:line-height="100%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Arial" fo:font-size="10pt" fo:font-weight="bold" officeooo:paragraph-rsid="00095ee0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/>
    </style:style>
    <style:style style:name="P10" style:family="paragraph" style:parent-style-name="Standard">
      <style:paragraph-properties fo:line-height="100%" fo:text-align="justify" style:justify-single-word="false"/>
    </style:style>
    <style:style style:name="P11" style:family="paragraph" style:parent-style-name="Standard">
      <style:paragraph-properties fo:line-height="100%"/>
      <style:text-properties fo:color="#1c1c1c" loext:opacity="100%" style:font-name="Arial" fo:font-size="10pt" fo:font-weight="normal" officeooo:rsid="0004609b" officeooo:paragraph-rsid="0007c7e8" fo:background-color="#ffffff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Arial" fo:font-size="10pt" officeooo:paragraph-rsid="00095ee0" style:font-size-asian="10pt" style:font-size-complex="10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10pt" fo:font-weight="bold" officeooo:paragraph-rsid="00095ee0" style:font-size-asian="10pt" style:font-weight-asian="bold" style:font-size-complex="10pt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00%" fo:text-align="center" style:justify-single-word="false"/>
      <style:text-properties style:font-name="Arial" fo:font-size="12pt" style:font-size-asian="12pt" style:font-size-complex="12pt"/>
    </style:style>
    <style:style style:name="P17" style:family="paragraph" style:parent-style-name="Standard">
      <style:paragraph-properties fo:line-height="100%" fo:text-align="center" style:justify-single-word="false"/>
      <style:text-properties fo:color="#1c1c1c" loext:opacity="100%" style:font-name="Arial" fo:font-size="12pt" fo:font-weight="bold" officeooo:rsid="0004609b" officeooo:paragraph-rsid="0007c7e8" fo:background-color="#ffffff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00%" fo:text-align="center" style:justify-single-word="false"/>
      <style:text-properties fo:color="#1c1c1c" loext:opacity="100%" style:font-name="Arial" fo:font-size="12pt" fo:font-weight="bold" officeooo:rsid="0005f18f" officeooo:paragraph-rsid="00095ee0" fo:background-color="#ffffff" style:font-size-asian="12pt" style:font-weight-asian="bold" style:font-size-complex="12pt" style:font-weight-complex="bold"/>
    </style:style>
    <style:style style:name="T1" style:family="text">
      <style:text-properties officeooo:rsid="0002783e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officeooo:rsid="0002b9ac" style:font-size-asian="10pt" style:font-size-complex="10pt"/>
    </style:style>
    <style:style style:name="T4" style:family="text">
      <style:text-properties style:font-name="Arial" fo:font-size="10pt" officeooo:rsid="0002783e" style:font-size-asian="10pt" style:font-size-complex="10pt"/>
    </style:style>
    <style:style style:name="T5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2b9ac" style:font-weight-asian="bold" style:font-weight-complex="bold"/>
    </style:style>
    <style:style style:name="T9" style:family="text">
      <style:text-properties fo:font-weight="bold" officeooo:rsid="0004609b" style:font-weight-asian="bold" style:font-weight-complex="bold"/>
    </style:style>
    <style:style style:name="T10" style:family="text">
      <style:text-properties fo:font-weight="bold" officeooo:rsid="0005f18f" style:font-weight-asian="bold" style:font-weight-complex="bold"/>
    </style:style>
    <style:style style:name="T11" style:family="text">
      <style:text-properties fo:font-weight="bold" officeooo:rsid="0007aab1" style:font-weight-asian="bold" style:font-weight-complex="bold"/>
    </style:style>
    <style:style style:name="T12" style:family="text">
      <style:text-properties fo:font-weight="bold" officeooo:rsid="00095ee0" style:font-weight-asian="bold" style:font-weight-complex="bold"/>
    </style:style>
    <style:style style:name="T13" style:family="text">
      <style:text-properties fo:color="#1c1c1c" loext:opacity="100%" style:font-name="Arial" fo:font-size="10pt" officeooo:rsid="0002783e" fo:background-color="#ffffff" loext:char-shading-value="0" style:font-size-asian="10pt" style:font-size-complex="10pt"/>
    </style:style>
    <style:style style:name="T14" style:family="text">
      <style:text-properties fo:color="#1c1c1c" loext:opacity="100%" fo:font-weight="bold" officeooo:rsid="0002b9ac" fo:background-color="#ffffff" loext:char-shading-value="0" style:font-weight-asian="bold" style:font-weight-complex="bold"/>
    </style:style>
    <style:style style:name="T15" style:family="text">
      <style:text-properties fo:color="#1c1c1c" loext:opacity="100%" fo:font-weight="bold" officeooo:rsid="0005f18f" fo:background-color="#ffffff" loext:char-shading-value="0" style:font-weight-asian="bold" style:font-weight-complex="bold"/>
    </style:style>
    <style:style style:name="T16" style:family="text">
      <style:text-properties fo:color="#1c1c1c" loext:opacity="100%" officeooo:rsid="0005f18f" fo:background-color="#ffffff" loext:char-shading-value="0"/>
    </style:style>
    <style:style style:name="T17" style:family="text">
      <style:text-properties fo:font-size="12pt" fo:font-weight="normal" officeooo:rsid="0007c7e8" style:font-size-asian="12pt" style:font-weight-asian="normal" style:font-size-complex="12pt" style:font-weight-complex="normal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07aab1" style:font-size-asian="12pt" style:font-weight-asian="bold" style:font-size-complex="12pt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2b9ac" style:font-weight-asian="normal" style:font-weight-complex="normal"/>
    </style:style>
    <style:style style:name="T22" style:family="text">
      <style:text-properties fo:font-weight="normal" officeooo:rsid="0004609b" style:font-weight-asian="normal" style:font-weight-complex="normal"/>
    </style:style>
    <style:style style:name="T23" style:family="text">
      <style:text-properties fo:font-weight="normal" officeooo:rsid="0007c7e8" style:font-weight-asian="normal" style:font-weight-complex="normal"/>
    </style:style>
    <style:style style:name="T24" style:family="text">
      <style:text-properties fo:font-weight="normal" officeooo:rsid="00095ee0" style:font-weight-asian="normal" style:font-weight-complex="normal"/>
    </style:style>
    <style:style style:name="T25" style:family="text">
      <style:text-properties officeooo:rsid="0002b9ac"/>
    </style:style>
    <style:style style:name="T26" style:family="text">
      <style:text-properties officeooo:rsid="0005f18f"/>
    </style:style>
    <style:style style:name="T27" style:family="text">
      <style:text-properties officeooo:rsid="0007aab1"/>
    </style:style>
    <style:style style:name="T28" style:family="text">
      <style:text-properties officeooo:rsid="0007c7e8"/>
    </style:style>
    <style:style style:name="T29" style:family="text">
      <style:text-properties officeooo:rsid="00095ee0"/>
    </style:style>
    <style:style style:name="T30" style:family="text">
      <style:text-properties officeooo:rsid="000a09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5"/><text:span text:style-name="T7">CURRÍCULO FUTURISTA <text:s text:c="3"/></text:span></text:p>
      <text:p text:style-name="P2">Modelo de pro<text:span text:style-name="T1">j</text:span>eç<text:span text:style-name="T1">ã</text:span>o de carreira</text:p>
      <text:p text:style-name="P1"/>
      <text:p text:style-name="P1"><text:span text:style-name="T7">NOME:</text:span> LARA PEREIRA LIMA</text:p>
      <text:p text:style-name="P1"><text:span text:style-name="T7">ENDEREÇ</text:span>O: <text:span text:style-name="T1">RUA CORA CORALINA,N°140,NOVO HORIZONTE</text:span></text:p>
      <text:p text:style-name="P1"><text:span text:style-name="T7">TELEFONE: </text:span><text:s/>(31) 99704 – 4861</text:p>
      <text:p text:style-name="P9"><text:span text:style-name="T5">E-MAIL:</text:span><text:span text:style-name="T2"> </text:span><text:a xlink:type="simple" xlink:href="mailto:larapereiralima124@gmail.com" text:style-name="Internet_20_link" text:visited-style-name="Visited_20_Internet_20_Link"><text:span text:style-name="T2">larapereiralima124@gmail.com</text:span></text:a></text:p>
      <text:p text:style-name="P7">LINKEDIN:</text:p>
      <text:p text:style-name="P4"><text:span text:style-name="T7">DATA DE NASCIMENTO:</text:span> 24/07/200<text:span text:style-name="T28">9</text:span></text:p>
      <text:p text:style-name="P4"/>
      <text:p text:style-name="P17">OBJETIVO PROFISSIONAL</text:p>
      <text:p text:style-name="P11"/>
      <text:p text:style-name="P10"><text:span text:style-name="T4">I</text:span><text:span text:style-name="T2">ngressar no mercado de trabalho e aplicar meus conhecimentos acadêmicos e experiências em M</text:span><text:span text:style-name="T3">ì</text:span><text:span text:style-name="T2">d</text:span><text:span text:style-name="T3">i</text:span><text:span text:style-name="T2">a e comunicação,contribuindo para crescimento da empresa enquanto evoluo profissionalmente, Contribuir com </text:span><text:span text:style-name="T3">ideia</text:span><text:span text:style-name="Strong_20_Emphasis"><text:span text:style-name="T2"> disruptivas</text:span></text:span><text:span text:style-name="T2"> e </text:span><text:span text:style-name="Strong_20_Emphasis"><text:span text:style-name="T2">execução impecável</text:span></text:span><text:span text:style-name="T2"> em projetos de mídia, transformando conceitos em experiências memoráveis e </text:span><text:span text:style-name="Strong_20_Emphasis"><text:span text:style-name="T2">engajamento duradouro</text:span></text:span><text:span text:style-name="T2">, consolidando uma carreira onde a </text:span><text:span text:style-name="Strong_20_Emphasis"><text:span text:style-name="T2">criatividade</text:span></text:span><text:span text:style-name="T2"> e a </text:span><text:span text:style-name="Strong_20_Emphasis"><text:span text:style-name="T2">paixão por comunicar</text:span></text:span><text:span text:style-name="T2"> são pilares.</text:span><text:span text:style-name="T13"> </text:span></text:p>
      <text:p text:style-name="P10"/>
      <text:p text:style-name="P15">FORMAÇÃO ACADÊMICA</text:p>
      <text:p text:style-name="P1"/>
      <text:p text:style-name="P1"><text:span text:style-name="T8">BACHARELADO EM: </text:span><text:span text:style-name="T23">Relações Internacionais </text:span><text:span text:style-name="T21"><text:s/></text:span></text:p>
      <text:p text:style-name="P1"><text:span text:style-name="T14">UNIVERSIDADE: </text:span><text:span text:style-name="T25">P</text:span><text:span text:style-name="T28">uc-Minas</text:span><text:span text:style-name="T25"> </text:span></text:p>
      <text:p text:style-name="P1"><text:span text:style-name="T8">CONCLUSÃO: </text:span><text:span text:style-name="T21">S</text:span><text:span text:style-name="T23">etembro</text:span><text:span text:style-name="T21">-2033</text:span></text:p>
      <text:p text:style-name="P1"><text:span text:style-name="T8">PRINCIPAIS DISCIPLINAS: </text:span><text:span text:style-name="T21">M</text:span><text:span text:style-name="T23">ìdia e Comunicação</text:span><text:span text:style-name="T21">, </text:span><text:span text:style-name="T23">Setor Privado</text:span></text:p>
      <text:p text:style-name="P1"><text:span text:style-name="T11">D</text:span><text:span text:style-name="T8">ESTAQUES: </text:span><text:span text:style-name="T23">Estagio no Supremo Tribunal Federal</text:span></text:p>
      <text:p text:style-name="P1"><text:span text:style-name="T9">CURSO TÉCNICO: </text:span><text:span text:style-name="T22">I</text:span><text:span text:style-name="T23">dioma Europeus</text:span></text:p>
      <text:p text:style-name="P1"><text:span text:style-name="T7">ESCOLA/UNIVERSIDADE:</text:span> <text:span text:style-name="T20">UFMG</text:span></text:p>
      <text:p text:style-name="P1"><text:span text:style-name="T7">CONCLUSÃO: </text:span><text:span text:style-name="T20">A</text:span><text:span text:style-name="T23">gosto</text:span><text:span text:style-name="T20">-2028</text:span></text:p>
      <text:p text:style-name="P1"><text:span text:style-name="T7">PRINCIPAIS DISCIPLINAS: </text:span><text:span text:style-name="T20">E</text:span><text:span text:style-name="T23">spanhol</text:span><text:span text:style-name="T20"> </text:span><text:span text:style-name="T23">e</text:span><text:span text:style-name="T20"> I</text:span><text:span text:style-name="T23">taliano</text:span></text:p>
      <text:p text:style-name="P9"><text:span text:style-name="T5">DESTAQUES:</text:span><text:span text:style-name="T2"> </text:span><text:span text:style-name="T6">Aula em uma casa de adoção na Itália</text:span></text:p>
      <text:p text:style-name="P1"/>
      <text:p text:style-name="P7">ENSINO MÉDIO</text:p>
      <text:p text:style-name="P1"><text:span text:style-name="T7">ESCOLA ESTADUAL:</text:span> <text:span text:style-name="T20">Emília C</text:span><text:span text:style-name="T23">abral</text:span><text:span text:style-name="T20"> M</text:span><text:span text:style-name="T23">ota</text:span></text:p>
      <text:p text:style-name="P1"><text:span text:style-name="T7">CONCLUSÃO: </text:span><text:span text:style-name="T20">D</text:span><text:span text:style-name="T23">ezembro</text:span><text:span text:style-name="T20">-2027</text:span></text:p>
      <text:p text:style-name="P1"><text:span text:style-name="T7">PRINCIPAIS DISCIPLINAS:</text:span> <text:span text:style-name="T20">H</text:span><text:span text:style-name="T23">istória</text:span><text:span text:style-name="T20">,I</text:span><text:span text:style-name="T23">nglês</text:span></text:p>
      <text:p text:style-name="P4"><text:span text:style-name="T7">DESTAQUES: </text:span><text:span text:style-name="T20">F</text:span><text:span text:style-name="T23">eira Estadual</text:span><text:span text:style-name="T20">,P</text:span><text:span text:style-name="T23">alestra</text:span></text:p>
      <text:p text:style-name="P4"/>
      <text:p text:style-name="P4"><text:span text:style-name="T17"><text:s text:c="13"/></text:span><text:span text:style-name="T18">EXPERIÊNCIA PROFISSIONAL</text:span></text:p>
      <text:p text:style-name="P1"/>
      <text:p text:style-name="P1"><text:span text:style-name="T7">ESTAGIÁRIO EM: </text:span><text:span text:style-name="T20">M</text:span><text:span text:style-name="T23">ídia e Comunicação</text:span></text:p>
      <text:p text:style-name="P1"><text:soft-page-break/><text:span text:style-name="T7">EMPRESA:</text:span> <text:span text:style-name="T20">G</text:span><text:span text:style-name="T23">lobo- Rio de Janeiro</text:span></text:p>
      <text:p text:style-name="P1"><text:span text:style-name="T7">PERÍODO:</text:span><text:span text:style-name="T20"> F</text:span><text:span text:style-name="T23">evereiro</text:span><text:span text:style-name="T20">/2030 </text:span><text:span text:style-name="T23">a</text:span><text:span text:style-name="T20"> D</text:span><text:span text:style-name="T23">ezembro</text:span><text:span text:style-name="T20">/2030 <text:s text:c="6"/></text:span></text:p>
      <text:p text:style-name="P1"><text:span text:style-name="T7">ATIVIDADE PRINCIPAL:</text:span> <text:span text:style-name="T20">T</text:span><text:span text:style-name="T23">radutora</text:span></text:p>
      <text:p text:style-name="P1"><text:span text:style-name="T10">PROJETO SOCIAL:</text:span><text:span text:style-name="T26"> E</text:span><text:span text:style-name="T28">ducador Voluntario –</text:span><text:span text:style-name="T26"> ONG </text:span><text:span text:style-name="T29">médicos sem fronteira </text:span><text:s text:c="8"/></text:p>
      <text:p text:style-name="P1"><text:span text:style-name="T10">1</text:span><text:span text:style-name="T12">°</text:span><text:span text:style-name="T10"> EMPREGO EM: </text:span><text:span text:style-name="T26">A</text:span><text:span text:style-name="T29">tendente de loja</text:span> <text:s text:c="5"/></text:p>
      <text:p text:style-name="P1"><text:span text:style-name="T10">EMPRESA: </text:span><text:span text:style-name="T26">A</text:span><text:span text:style-name="T29">chados- Ipatinga/</text:span><text:span text:style-name="T30">Mg</text:span> <text:s text:c="2"/></text:p>
      <text:p text:style-name="P1"><text:span text:style-name="T10">PERÍODO:</text:span> <text:span text:style-name="T26">J</text:span><text:span text:style-name="T29">ulho</text:span><text:span text:style-name="T26">/2024 A D</text:span><text:span text:style-name="T29">ezembro</text:span><text:span text:style-name="T26">/2024</text:span></text:p>
      <text:p text:style-name="P1"><text:span text:style-name="T10">ATIVIDADE PRINCIPAL: </text:span><text:span text:style-name="T26">A</text:span><text:span text:style-name="T29">tender</text:span></text:p>
      <text:p text:style-name="P1"><text:span text:style-name="T10">PROJETO SOCIAL: </text:span><text:span text:style-name="T26">D</text:span><text:span text:style-name="T29">oação de roupas </text:span><text:s/>-<text:span text:style-name="T29">Ipaba-MG</text:span></text:p>
      <text:p text:style-name="P1"><text:span text:style-name="T10">PERÍODO:</text:span><text:span text:style-name="T26"> </text:span><text:span text:style-name="T29">Julho</text:span><text:span text:style-name="T26">/2024 A </text:span><text:span text:style-name="T29">Dezembro</text:span><text:span text:style-name="T26">/2024</text:span></text:p>
      <text:p text:style-name="P1"><text:span text:style-name="T7">ATIVIDADES:</text:span><text:span text:style-name="T24"> atender</text:span><text:span text:style-name="T20">,</text:span><text:span text:style-name="T24">fechar caixa e</text:span><text:span text:style-name="T20"> </text:span><text:span text:style-name="T24">fazer divulgação</text:span></text:p>
      <text:p text:style-name="P1"/>
      <text:p text:style-name="P15">QUALIFICAÇÃO E COMPETÊNCIA</text:p>
      <text:p text:style-name="P16"/>
      <text:p text:style-name="P1"><text:span text:style-name="T24">Pacote Office</text:span> <text:span text:style-name="T20">( </text:span><text:span text:style-name="T24">word</text:span><text:span text:style-name="T20">, </text:span><text:span text:style-name="T24">excel</text:span><text:span text:style-name="T20">, </text:span><text:span text:style-name="T24">powerpoint - avançado</text:span>)</text:p>
      <text:p text:style-name="P1">- <text:span text:style-name="T29">Inglês-avançado</text:span></text:p>
      <text:p text:style-name="P1">-<text:span text:style-name="T29">comunicação clara e empática</text:span></text:p>
      <text:p text:style-name="P1">- T<text:span text:style-name="T29">rabalho em equipe e</text:span> L<text:span text:style-name="T29">iderança colaborativa</text:span></text:p>
      <text:p text:style-name="P5">- Raciocínio<text:span text:style-name="T29"> logico e Resolução de problemas</text:span></text:p>
      <text:p text:style-name="P5"/>
      <text:p text:style-name="P18">CERTIFICAÇÃO</text:p>
      <text:p text:style-name="P14"/>
      <text:p text:style-name="P5"><text:span text:style-name="T15"><text:s/></text:span>- <text:span text:style-name="T29">Curso de politicas internacionais <text:s/></text:span>– FUNIBER(2028)</text:p>
      <text:p text:style-name="P6">- Noções <text:span text:style-name="T29">de</text:span> <text:span text:style-name="T29">gestão de projetos </text:span>(2029)</text:p>
      <text:p text:style-name="P5">-Introdução<text:span text:style-name="T29"> a programação com phyton</text:span><text:span text:style-name="T27">- CURSO (20</text:span><text:span text:style-name="T29">29)</text:span></text:p>
      <text:p text:style-name="P5"/>
      <text:p text:style-name="P3"><text:span text:style-name="T19">INFORMAÇÕES <text:s text:c="2"/>ADICIONAIS</text:span><text:span text:style-name="T7"> </text:span></text:p>
      <text:p text:style-name="P8"/>
      <text:p text:style-name="P1">-<text:span text:style-name="T29">Participação na feira nacional de ciências e tecnologia</text:span><text:span text:style-name="T27"> </text:span><text:span text:style-name="T29">(</text:span><text:span text:style-name="T27">2025</text:span></text:p>
      <text:p text:style-name="P1">-<text:span text:style-name="T27">Intercambio </text:span><text:span text:style-name="T30">virtual</text:span><text:span text:style-name="T27"> </text:span><text:span text:style-name="T30">com</text:span><text:span text:style-name="T27"> </text:span><text:span text:style-name="T30">estudantes</text:span><text:span text:style-name="T27"> </text:span><text:span text:style-name="T30">da Colômbia, programa jovens conectados (2026)</text:span></text:p>
      <text:p text:style-name="P1"><text:s/>“ <text:span text:style-name="T30">A <text:s/>FORÇA DE VONTADE È A CHAMA QUE O GUIA NA DIREÇÃO DOS SEUS OBJETIVOS.</text:span><text:span text:style-name="T27">”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cm" style:type="center"/>
          <style:tab-stop style:position="15.98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cm" style:type="center"/>
          <style:tab-stop style:position="15.98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cm" style:type="center"/>
          <style:tab-stop style:position="15.98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.6cm" fo:page-height="25cm" style:num-format="1" style:print-orientation="portrait" fo:margin-top="3cm" fo:margin-bottom="2cm" fo:margin-left="3cm" fo:margin-right="2cm" fo:border="0.06pt solid #000000" fo:padding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1:15:43.466490646</meta:creation-date>
    <dc:date>2025-06-12T13:52:28.588071607</dc:date>
    <meta:editing-duration>PT4H33M27S</meta:editing-duration>
    <meta:editing-cycles>9</meta:editing-cycles>
    <meta:generator>LibreOffice/7.4.7.2$Linux_X86_64 LibreOffice_project/40$Build-2</meta:generator>
    <meta:document-statistic meta:table-count="0" meta:image-count="0" meta:object-count="0" meta:page-count="2" meta:paragraph-count="53" meta:word-count="292" meta:character-count="2317" meta:non-whitespace-character-count="2015"/>
  </office:meta>
</office:document-meta>
</file>